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number-columns-repeated="8" table:default-cell-style-name="ce6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7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F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Z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W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Ö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Ü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+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</table:table-row>
        <table:table-row table:style-name="ro2" table:number-rows-repeated="1048556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="10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.00.0000</text:date>, <text:time style:data-style-name="N2" text:time-value="08:34:22.906951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2-06T10:47:38.792783778</meta:creation-date>
    <meta:print-date>2024-02-08T08:35:12.633347644</meta:print-date>
    <dc:date>2024-02-08T08:35:56.674397704</dc:date>
    <meta:editing-duration>PT33M27S</meta:editing-duration>
    <meta:editing-cycles>5</meta:editing-cycles>
    <meta:generator>LibreOffice/7.3.2.2$MacOSX_X86_64 LibreOffice_project/49f2b1bff42cfccbd8f788c8dc32c1c309559be0</meta:generator>
    <dc:creator>Andre Rohrbach</dc:creator>
    <meta:printed-by>Andre Rohrbach</meta:printed-by>
    <meta:document-statistic meta:table-count="1" meta:cell-count="163" meta:object-count="0"/>
  </office:meta>
</office:document-meta>
</file>